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2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3.1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341cm"/>
    </style:style>
    <style:style style:name="co9" style:family="table-column">
      <style:table-column-properties fo:break-before="auto" style:column-width="0.325cm"/>
    </style:style>
    <style:style style:name="co10" style:family="table-column">
      <style:table-column-properties fo:break-before="auto" style:column-width="6.242cm"/>
    </style:style>
    <style:style style:name="co11" style:family="table-column">
      <style:table-column-properties fo:break-before="auto" style:column-width="0.3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itHub Repo</text:p>
          </table:table-cell>
          <table:table-cell office:value-type="string" calcext:value-type="string">
            <text:p>Cloneable</text:p>
          </table:table-cell>
          <table:table-cell office:value-type="string" calcext:value-type="string">
            <text:p>Compatible</text:p>
          </table:table-cell>
          <table:table-cell office:value-type="string" calcext:value-type="string">
            <text:p>Measurabl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#engineered projects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aronWard/covidif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 table:formula="of:=COUNTA([.A$2:.A$441])" office:value-type="float" office:value="440" calcext:value-type="float">
            <text:p>44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dlik/Adli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imacode/aima-pyth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 office:value-type="string" calcext:value-type="string">
            <text:p>#cloneables projects</text:p>
          </table:table-cell>
          <table:table-cell table:style-name="ce1"/>
          <table:table-cell office:value-type="string" calcext:value-type="string">
            <text:p>#notcloneables project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iqm/torchan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 table:formula="of:=COUNTIF([.B$2:.B$441];&quot;True&quot;)" office:value-type="float" office:value="439" calcext:value-type="float">
            <text:p>439</text:p>
          </table:table-cell>
          <table:table-cell table:style-name="ce1" office:value-type="string" calcext:value-type="string">
            <text:p>+</text:p>
          </table:table-cell>
          <table:table-cell table:formula="of:=COUNTIF([.B$2:.B$441];&quot;False&quot;)" office:value-type="float" office:value="1" calcext:value-type="float">
            <text:p>1</text:p>
          </table:table-cell>
          <table:table-cell table:style-name="ce1" office:value-type="string" calcext:value-type="string">
            <text:p>=</text:p>
          </table:table-cell>
          <table:table-cell table:style-name="ce2" table:formula="of:=SUM([.H5];[.J5])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lbumentations-team/albumentation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lfredfrancis/ai-chatbot-framework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/>
          <table:table-cell table:style-name="ce3" office:value-type="string" calcext:value-type="string">
            <text:p>#compatibles in #cloneables</text:p>
          </table:table-cell>
          <table:table-cell table:style-name="ce1"/>
          <table:table-cell office:value-type="string" calcext:value-type="string">
            <text:p>#notcompatibles in #cloneabl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llegroai/train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 table:formula="of:=COUNTIFS([.B$2:.B$441];&quot;True&quot;;[.C$2:.C$441];&quot;True&quot;)" office:value-type="float" office:value="414" calcext:value-type="float">
            <text:p>414</text:p>
          </table:table-cell>
          <table:table-cell table:style-name="ce1" office:value-type="string" calcext:value-type="string">
            <text:p>+</text:p>
          </table:table-cell>
          <table:table-cell table:formula="of:=COUNTIFS([.B$2:.B$441];&quot;True&quot;;[.C$2:.C$441];&quot;False&quot;)" office:value-type="float" office:value="25" calcext:value-type="float">
            <text:p>25</text:p>
          </table:table-cell>
          <table:table-cell table:style-name="ce1" office:value-type="string" calcext:value-type="string">
            <text:p>=</text:p>
          </table:table-cell>
          <table:table-cell table:style-name="ce2" table:formula="of:=SUM([.H8];[.J8]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llenai/allennl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lvinwan/neural-backed-decision-tre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style-name="ce3" office:value-type="string" calcext:value-type="string">
            <text:p>#measurables in #compatibles</text:p>
          </table:table-cell>
          <table:table-cell table:style-name="ce1"/>
          <table:table-cell office:value-type="string" calcext:value-type="string">
            <text:p>#notmeasurables in #compatibl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maiya/ktrai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/>
          <table:table-cell table:style-name="ce3" table:formula="of:=COUNTIFS([.C$2:.C$441];&quot;True&quot;;[.D$2:.D$441];&quot;True&quot;)" office:value-type="float" office:value="365" calcext:value-type="float">
            <text:p>365</text:p>
          </table:table-cell>
          <table:table-cell table:style-name="ce1" office:value-type="string" calcext:value-type="string">
            <text:p>+</text:p>
          </table:table-cell>
          <table:table-cell table:formula="of:=COUNTIFS([.C$2:.C$441];&quot;True&quot;;[.D$2:.D$441];&quot;False&quot;)" office:value-type="float" office:value="49" calcext:value-type="float">
            <text:p>49</text:p>
          </table:table-cell>
          <table:table-cell table:style-name="ce1" office:value-type="string" calcext:value-type="string">
            <text:p>=</text:p>
          </table:table-cell>
          <table:table-cell table:style-name="ce2" table:formula="of:=SUM([.H11];[.J11])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mzn/xf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nalyticalmindsltd/smote_varian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office:value-type="string" calcext:value-type="string">
            <text:p>#notpython in #notcompatibles</text:p>
          </table:table-cell>
          <table:table-cell table:style-name="ce1"/>
          <table:table-cell office:value-type="string" calcext:value-type="string">
            <text:p>#pycdissues in #notcompatibl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nicolson/DeepX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/>
          <table:table-cell table:formula="of:=COUNTA([.E$2:.E$441])-COUNTIF([.E$2:.E$441];&quot;Python&quot;)" office:value-type="float" office:value="8" calcext:value-type="float">
            <text:p>8</text:p>
          </table:table-cell>
          <table:table-cell table:style-name="ce1" office:value-type="string" calcext:value-type="string">
            <text:p>+</text:p>
          </table:table-cell>
          <table:table-cell table:formula="of:=COUNTIF([.F$2:.F$441];&quot;This project has no output. PyCD returning an empty/no file&quot;)" office:value-type="float" office:value="17" calcext:value-type="float">
            <text:p>17</text:p>
          </table:table-cell>
          <table:table-cell table:style-name="ce1" office:value-type="string" calcext:value-type="string">
            <text:p>=</text:p>
          </table:table-cell>
          <table:table-cell table:style-name="ce4" table:formula="of:=SUM([.H14];[.J14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tonMu/TrainYourOwnYOL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pache/beam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his project is not written in Python but in Java </text:p>
          </table:table-cell>
          <table:table-cell/>
          <table:table-cell office:value-type="string" calcext:value-type="string">
            <text:p>#bloated in #measurables</text:p>
          </table:table-cell>
          <table:table-cell table:style-name="ce1"/>
          <table:table-cell office:value-type="string" calcext:value-type="string">
            <text:p>#notbloated in #measurabl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pache/submari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/>
          <table:table-cell table:formula="of:=SUM([.H11]-[.J17])" office:value-type="float" office:value="70" calcext:value-type="float">
            <text:p>70</text:p>
          </table:table-cell>
          <table:table-cell table:style-name="ce1" office:value-type="string" calcext:value-type="string">
            <text:p>+</text:p>
          </table:table-cell>
          <table:table-cell table:formula="of:=COUNTIF([.F$2:.F$441];&quot;This project has no bloated dependencies&quot;)" office:value-type="float" office:value="295" calcext:value-type="float">
            <text:p>295</text:p>
          </table:table-cell>
          <table:table-cell table:style-name="ce1" office:value-type="string" calcext:value-type="string">
            <text:p>=</text:p>
          </table:table-cell>
          <table:table-cell table:style-name="ce2" table:formula="of:=SUM([.H17];[.J17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apachecn/Intervie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pple/turicreat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incomplete output. FawltyDeps returning some errors</text:p>
          </table:table-cell>
          <table:table-cell/>
          <table:table-cell office:value-type="string" calcext:value-type="string">
            <text:p>#pycdincomplete in #notmeasurables</text:p>
          </table:table-cell>
          <table:table-cell table:style-name="ce1"/>
          <table:table-cell office:value-type="string" calcext:value-type="string">
            <text:p>#fawltydepsissues in #notmeasurabl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rita37/mlmodel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t a public repo anymore</text:p>
          </table:table-cell>
          <table:table-cell/>
          <table:table-cell table:formula="of:=COUNTIF([.F$2:.F$441];&quot;This project has an incomplete output. PyCD is missing some configuration files&quot;)" office:value-type="float" office:value="44" calcext:value-type="float">
            <text:p>44</text:p>
          </table:table-cell>
          <table:table-cell table:style-name="ce1" office:value-type="string" calcext:value-type="string">
            <text:p>+</text:p>
          </table:table-cell>
          <table:table-cell table:formula="of:=COUNTIF([.F$2:.F$441];&quot;This project has incomplete output. FawltyDeps returning some errors&quot;)" office:value-type="float" office:value="5" calcext:value-type="float">
            <text:p>5</text:p>
          </table:table-cell>
          <table:table-cell table:style-name="ce1" office:value-type="string" calcext:value-type="string">
            <text:p>=</text:p>
          </table:table-cell>
          <table:table-cell table:style-name="ce4" table:formula="of:=SUM([.H20];[.J20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M-software/CMSIS_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ogozhnikov/einop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ogozhnikov/hep_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viz-devs/arviz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appresearch/flamb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appresearch/sru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ideas/TransformerT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ooke/rlpy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hena-team/athen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rope/donkeyca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rae/avra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slabs/amazon-sagemaker-exampl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iLi/redn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dassarreFe/deep-koalariza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siains/nflow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val/TextRecognitionDataGenerato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ingresearch/ivi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kmancenter/mediaclou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hgelab/foolbo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hoov/exber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dsNET/bindsn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extor/bitexto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Axe/pytorch-toolbel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iak/brainia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cewalker/Hey-Jets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kerMan/Kashgar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institute/keras-rc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letphysics/bullet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eaucratic-labs/dostoevsk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dene/bootstrap.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amari-OCR/calamar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co/basenj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yst-team/cataly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re-aachen/gemp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uyangliu/snak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phey/Ciphe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sco/mindmel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mentPinard/SfmLearner-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Ebenchmark/CLU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-db/ottertu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satyalab/OpenTPO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aai/openpilo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++&amp;Python</text:p>
          </table:table-cell>
          <table:table-cell office:value-type="string" calcext:value-type="string">
            <text:p>This project is not written in Python but in C++&amp;P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Lab/ConvLa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ntinJ/Real-Time-Voice-Clon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llius-gp/g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llNLP/Cornell-Conversational-Analysis-Toolki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ll-zhang/heteroc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texlabs/corte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nota/autonomous-learning-librar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me-ml/crem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erZHG/keras-ber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elegrattarola/spektral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ricks/spark-deep-learn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mllab/rlcar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bourgin/numpy-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chem/deepche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fakes/faceswa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medic/deepmedic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mind/dm-haiku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mind/open_spie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mind/sonne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mipt/DeepPavlov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set-ai/FAR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zer/spleete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ermined-ai/determined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gitalSlideArchive/HistomicsT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LR-RM/stable-baselines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lc/dg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gjunLee/kino-b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E-MSU/DeepRobu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nburghNLP/nematu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urent/rl-agen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fesciences/sciencebea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stasisLab/tp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en8181/machine-learn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-sri/era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lsocket/pwnagotch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losion/prodigy-recip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losion/spacy-transformer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ClassyVi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CrypTe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EG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habitat-ap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mm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nevergra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ParlA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pyrob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pytex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ReAgen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research/vilbert-multi-tas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ai/fasta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nlp/fastNL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ustomorales/keras-oc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cotter/pytorch_wavele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-dangel/backpack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st-dev/fea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more than 1000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deratedAI/FAT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dly/transfer-nl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pegar/torchi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zyr/keras-retinane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irNLP/flai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tironinstitute/CaImA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incomplete output. FawltyDeps returning some err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-project/fl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kkramer-lab/MISc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wym/espress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tionLab/sele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axyproject/galaxy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mstats/geomstat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opt/geoop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yang/ml_logg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auto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clusterfuzz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fhi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flax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ml-metadat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nucleu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qkera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TensorNetwor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/tf-quant-finan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ai-platform-sampl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healthcar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ml-on-gc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professional-servic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python-docs-sampl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CloudPlatform/training-data-analys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incomplete output. FawltyDeps returning some err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-research/google-researc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-research/meta-datase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-research/tensor2rob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-research/text-to-text-transfer-transform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AL-Research/poutyn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incomplete output. FawltyDeps returning some err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knlabs/kgli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phbrain/graphbrai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tfrapp/lucen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ai/guilda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laume-be/rust-ber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0Tang/AttentionGA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xiao/bert-as-servi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anirtiza/Pedestr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zyResearch/fondu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exlabs/label-studi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rysky/astro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onsystems/adeptR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-assistant/cor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ggingface/neuralcore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ggingface/transformer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CompatibleAI/adversarial-polici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lc007/tensorflow-yolov4-tflit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seinzol05/Malay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/adversarial-robustness-toolbo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/AIF36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/AIX36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/lal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alo/image-super-resolu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rno-pytorch/infern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pretml/Di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pretml/interpret-communit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pretml/interpret-tex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mussa/Optimu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kandr/fancyimput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ongyoonlee/Kaggl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tify/pytorch-optimiz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e-siyuan-qiao/DetectoR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eynmt/joeynm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rzaurin/pytorch-widedee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nyanz/pytorch-CycleGAN-and-pix2pi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iyangZhou/deep-person-rei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kao/buffal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kaobrain/torchgpip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-bayashi/PytorchWaveNetVocod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ushaltrivedi/fast-ber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ohta/tf2r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s-team/autokera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as-team/keras-tun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mitt2/delf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mitt2/grobi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his project is not written in Python but in Jav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unwoochoi/kapr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vinMusgrave/pytorch-metric-learn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poi/kipo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k7nc/HDLTe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k7nc/RMD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aning/scikit-leg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nia/korni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ursaros-ai/nboo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eflow/fair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eflow/kati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eflow/kfserving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eflow/pipelin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eflow-kale/kal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ndajelab/deeplif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wotsin/mimicr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3p-cv/lo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-ml/lab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ables/cherr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ables/learn2lear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la-zero/leela-zer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AI/NSp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bo018/DREAMPla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SealL/VideoSuperResolu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ds/KungFu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drains/reformer-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kemelas/EfficientNet-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lulxvi/deepxd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ine-learning-apps/Issue-Label-B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enta/dds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enta/magent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F/melusi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aki/mangaki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box/robos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SkovMadsen/awesome-streamli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UsProject/Marku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a-su/pixyz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svirtuallab/megne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beShewill-CV/CRNN_Tensorfl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beShewill-CV/lanenet-lane-detec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pixel/rl_algorithm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viiDetection/video_analys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-DKFZ/nnUNe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-DKFZ/trix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hush/M-LOO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AdaptiveCard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This project is not written in Python but in C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botbuilder-pyth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DeepSpee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Edge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forecast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hummingbir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MMd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nn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tf2-g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/Windows-Machine-Learn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vus-io/bootcam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sdb/mindsd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-Conf/Mini-Con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PT-Oulu/sol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aOgura/flash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K/MITK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his project is not written in Python but in C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tagessen/krak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flow/mlflow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jar/mljar-supervise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med/torchxrayvi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mt/modernm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ecularsets/mos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illa/bugbu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illa/DeepSpee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illa/fatho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illa/T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ariente/asteroi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Giovanni/ModelsGenesi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croftAI/mycroft-preci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san/mt-d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poretech/medak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x8664/pytorch2kera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anaSystems/distill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anaSystems/nlp-architec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romorphicProcessorProject/snn_toolbo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las-chaulet/torch-points3d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eSC/mcfl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se/nor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tta/adaptnl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enta/nupic.torc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ssl/nuss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onomy/nuscenes-devki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/DeepLearningExampl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/Megatron-L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/NeM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/TRTorc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incomplete output. FawltyDeps returning some err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GameWorks/kaoli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SO-BE/ee-outlier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anp/nyaggl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u-mll/jian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nx/keras-onn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nx/onnxmltool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nx/onnx-tensorflow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nx/tensorflow-onn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cv/cv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cv/openvino_training_extension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Mined/PySyf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-mmlab/mmcv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-mmlab/mmdetec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-mmlab/mmfash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NMT/OpenNMT-p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NMT/OpenNMT-t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vinotoolkit/model_serv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vinotoolkit/openvin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togroup/palladiu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think/Jiagu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lePaddle/model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lePaddle/PAR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ephone-tools/persepho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rochukM/PyTorch-NLP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gmpy/pgmp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eremy/kerac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oenixDL/ris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sposito/blitz-bayesian-deep-learn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sticityai/magnitud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erredAI/cornac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ct-MONAI/MONAI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annote/pyannote-audio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mc-devs/pymc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mc-devs/pymc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prob/pypro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o-ppl/funso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o-ppl/pyr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audi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bo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build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captu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elastic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fairseq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ignit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serv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tex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/vi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orchLightning/pytorch-lightning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Data/TextAttac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iskit/qiskit-aqu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umblacklabs/kedro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umlib/Cirq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y-project/ray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l/loudm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a-com/nomeroff-ne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lworkgroup/garag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learn/pyrobolear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mSoftwarePlatform/tensorflow-upstrea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IInternational/gobbl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Tedrake/underactuated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ty1s/pytorch_geometric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ty1s/pytorch_scatt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ightman/pytorch-image-model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th-i6/retur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kit-learn-contrib/imbalanced-lear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nNaren/deepspeech.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donIO/alibi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donIO/alibi-detec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donIO/seldon-cor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engil/deepfa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gionr2/RacingRobo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bing624/pycorrecto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opt/sigopt-exampl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vandeleemput/memcn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l/NeuralVerification.jl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This project is not written in Python but in 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orch-dev/sk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undberg/shap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Jupyter Notebook</text:p>
          </table:table-cell>
          <table:table-cell office:value-type="string" calcext:value-type="string">
            <text:p>This project is not written in Python but in Jupyter Notebook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ipsco/trac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rkel-team/snorke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Flow/SPFl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tify/zolta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l-machine-learning/elasticd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huair/torchsat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fordnlp/stanz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fordVL/MinkowskiEngi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argraph/stellargrap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henhky/PyShortTextCategoriza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amlit/streamli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WebApp</text:p>
          </table:table-cell>
          <table:table-cell office:value-type="string" calcext:value-type="string">
            <text:p>This project is not written in Python but in WebApp’s languag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ioml/studi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jit-O/pykg2vec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realAI/surrea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ehoonlee/tensornet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addon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cleverhan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compress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data-valida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fairness-indicator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federate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graphic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i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luci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mes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model-analysi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privac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quantum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rank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serv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tcav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low/tfj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force/tensorforc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layer/hyperpo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layer/RLzo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layer/tensorlay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pack/tensorpac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orwerk/hangar-py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ellate-Imaging/Monk_Object_Detecti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more than 1000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ellate-Imaging/monk_v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f-encrypted/tf-encrypte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Algorithms/Pytho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DM/cogdl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-ml/tianshou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anzhi0549/FCO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iiger/Q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ler/facenet-pytorch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atkowski/multihead-siamese-ne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nlp/linefl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chgan/torchga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good/nlpia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standeleu/pytorch-meta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learn-team/tslearn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/causalm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/ludwi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Lab/sentence-transformer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ralytics/yolov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ralytics/yolov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y-Technologies/marathon-env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y-Technologies/ml-agen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duhack/urduhac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exio/vaex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valenlab/deepcell-t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aAI/modeldb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spa-engine/sample-app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flow/videoflow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-epfl/monoloco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-epfl/openpifpaf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b/clien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2vec/wikipedia2vec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an incomplete output. PyCD is missing some configuration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anaduAI/pennylan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anaduAI/strawberryfield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ilinx/brevita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hoo/TensorFlowOnSpar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sefLab/scVI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output. PyCD returning an empty/no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zhao062/pyod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landoresearch/pytorch-t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is correctly measurable by measure_proj.p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anghang1989/PyTorch-Encoding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fra/ebonit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his project has no bloated dependenci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8:31:34.443782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8:32:50.535356216</dc:date>
    <meta:editing-duration>PT16H39M</meta:editing-duration>
    <meta:editing-cycles>67</meta:editing-cycles>
    <meta:generator>LibreOffice/7.5.5.2$Linux_X86_64 LibreOffice_project/50$Build-2</meta:generator>
    <meta:document-statistic meta:table-count="1" meta:cell-count="2690" meta:object-count="0"/>
  </office:meta>
</office:document-meta>
</file>